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828cm" fo:min-width="1.6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1.56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0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74cm" fo:min-width="0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2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6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  <style:paragraph-properties style:writing-mode="lr-tb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.648cm" fo:min-width="4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20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29cm" fo:min-width="0.129cm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  <style:paragraph-properties style:writing-mode="lr-tb"/>
    </style:style>
    <style:style style:name="gr2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66cm" fo:min-width="0.194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1cm" fo:min-width="22.09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1.9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cm"/>
      <style:paragraph-properties style:writing-mode="lr-tb"/>
    </style:style>
    <style:style style:name="gr33" style:family="graphic" style:parent-style-name="objectwithoutfill">
      <style:graphic-properties svg:stroke-color="#000000" draw:fill="solid" draw:fill-color="#000000" draw:textarea-vertical-align="middle"/>
    </style:style>
    <style:style style:name="gr34" style:family="graphic" style:parent-style-name="objectwithoutfill">
      <style:graphic-properties svg:stroke-color="#000000" draw:marker-end="Arrowheads_20_1" draw:marker-end-width="0.3cm" draw:fill="solid" draw:fill-color="#000000" draw:textarea-vertical-align="middle"/>
    </style:style>
    <style:style style:name="gr35" style:family="graphic" style:parent-style-name="objectwithoutfill">
      <style:graphic-properties svg:stroke-color="#000000" draw:marker-end="Arrowheads_20_2" draw:marker-end-width="0.3cm" draw:fill="solid" draw:fill-color="#000000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11cm"/>
      <style:paragraph-properties style:writing-mode="lr-tb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3.6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88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16.783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21cm" svg:height="1.524cm" svg:x="16.78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413cm" svg:x="12.049cm" svg:y="2.3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0.254cm" svg:x="10.133cm" svg:y="1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1.524cm" svg:x="11.657cm" svg:y="1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1.022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387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9.879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63cm" svg:height="0.962cm" svg:x="15.028cm" svg:y="5.595cm">
          <draw:text-box>
            <text:p>CS_qf</text:p>
          </draw:text-box>
        </draw:frame>
        <draw:frame draw:style-name="gr8" draw:text-style-name="P4" draw:layer="layout" svg:width="2.321cm" svg:height="1.038cm" svg:x="7.385cm" svg:y="3.155cm">
          <draw:text-box>
            <text:p>CS_m</text:p>
          </draw:text-box>
        </draw:frame>
        <draw:g>
          <draw:line draw:style-name="gr9" draw:text-style-name="P5" draw:layer="layout" svg:x1="17.164cm" svg:y1="10.802cm" svg:x2="17.926cm" svg:y2="11.437cm">
            <text:p/>
          </draw:line>
          <draw:line draw:style-name="gr9" draw:text-style-name="P5" draw:layer="layout" svg:x1="17.164cm" svg:y1="10.802cm" svg:x2="17.164cm" svg:y2="9.532cm">
            <text:p/>
          </draw:line>
          <draw:line draw:style-name="gr9" draw:text-style-name="P5" draw:layer="layout" svg:x1="17.164cm" svg:y1="10.803cm" svg:x2="16.275cm" svg:y2="11.31cm">
            <text:p/>
          </draw:line>
        </draw:g>
        <draw:frame draw:style-name="gr10" draw:text-style-name="P4" draw:layer="layout" svg:width="2.542cm" svg:height="0.962cm" svg:x="16.402cm" svg:y="11.691cm">
          <draw:text-box>
            <text:p>CS_w</text:p>
          </draw:text-box>
        </draw:frame>
        <draw:frame draw:style-name="gr11" draw:text-style-name="P4" draw:layer="layout" svg:width="4.024cm" svg:height="0.962cm" svg:x="0.313cm" svg:y="3.69cm">
          <draw:text-box>
            <text:p>mat_m_to_o</text:p>
          </draw:text-box>
        </draw:frame>
        <draw:custom-shape draw:style-name="gr12" draw:text-style-name="P1" draw:layer="layout" svg:width="3.048cm" svg:height="1.27cm" svg:x="16.656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508cm" svg:height="0.916cm" svg:x="17.926cm" svg:y="13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2.856cm" svg:height="0.962cm" svg:x="19.28cm" svg:y="14.516cm">
          <draw:text-box>
            <text:p>hololens</text:p>
          </draw:text-box>
        </draw:frame>
        <draw:custom-shape draw:style-name="gr15" draw:text-style-name="P6" draw:layer="layout" svg:width="6.477cm" svg:height="1.27cm" svg:x="1.924cm" svg:y="1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4.447cm" svg:height="0.962cm" svg:x="2.897cm" svg:y="14.081cm">
          <draw:text-box>
            <text:p>optical tracker</text:p>
          </draw:text-box>
        </draw:frame>
        <draw:frame draw:style-name="gr17" draw:text-style-name="P4" draw:layer="layout" svg:width="2.614cm" svg:height="0.962cm" svg:x="14.296cm" svg:y="0.969cm">
          <draw:text-box>
            <text:p>qr code</text:p>
          </draw:text-box>
        </draw:frame>
        <draw:frame draw:style-name="gr18" draw:text-style-name="P4" draw:layer="layout" svg:width="4.481cm" svg:height="0.962cm" svg:x="6.877cm" svg:y="-0.047cm">
          <draw:text-box>
            <text:p>optical marker</text:p>
          </draw:text-box>
        </draw:frame>
        <draw:custom-shape draw:style-name="gr6" draw:text-style-name="P3" draw:layer="layout" svg:width="0.381cm" svg:height="0.381cm" svg:x="11.53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2.3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8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3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8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33cm" svg:y="3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83cm" svg:y="3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33cm" svg:y="3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83cm" svg:y="4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83cm" svg:y="4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33cm" svg:y="3.616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5" draw:layer="layout" svg:x1="15.987cm" svg:y1="4.906cm" svg:x2="16.749cm" svg:y2="5.541cm">
            <text:p/>
          </draw:line>
          <draw:line draw:style-name="gr9" draw:text-style-name="P5" draw:layer="layout" svg:x1="15.987cm" svg:y1="4.906cm" svg:x2="15.987cm" svg:y2="3.636cm">
            <text:p/>
          </draw:line>
          <draw:line draw:style-name="gr9" draw:text-style-name="P5" draw:layer="layout" svg:x1="15.987cm" svg:y1="4.907cm" svg:x2="15.098cm" svg:y2="5.414cm">
            <text:p/>
          </draw:line>
        </draw:g>
        <draw:g>
          <draw:line draw:style-name="gr9" draw:text-style-name="P5" draw:layer="layout" svg:x1="8.62cm" svg:y1="2.466cm" svg:x2="9.382cm" svg:y2="3.101cm">
            <text:p/>
          </draw:line>
          <draw:line draw:style-name="gr9" draw:text-style-name="P5" draw:layer="layout" svg:x1="8.62cm" svg:y1="2.466cm" svg:x2="8.62cm" svg:y2="1.196cm">
            <text:p/>
          </draw:line>
          <draw:line draw:style-name="gr9" draw:text-style-name="P5" draw:layer="layout" svg:x1="8.62cm" svg:y1="2.467cm" svg:x2="7.731cm" svg:y2="2.974cm">
            <text:p/>
          </draw:line>
        </draw:g>
        <draw:path draw:style-name="gr20" draw:text-style-name="P5" draw:layer="layout" svg:width="2.098cm" svg:height="6.793cm" draw:transform="rotate (-0.236841179495631) translate (4.83691709737315cm 1.61958256383342cm)" svg:viewBox="0 0 2099 6794" svg:d="M2099 0c-124 30-3266 3793-1627 6794">
          <text:p/>
        </draw:path>
        <draw:custom-shape draw:style-name="gr21" draw:text-style-name="P7" draw:layer="layout" svg:width="0.889cm" svg:height="0.762cm" svg:x="2.867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889cm" svg:height="0.762cm" svg:x="6.423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54cm" svg:height="0.254cm" svg:x="4.918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54cm" svg:height="0.254cm" svg:x="4.919cm" svg:y="1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2.229cm" svg:height="0.962cm" svg:x="3.067cm" svg:y="10.802cm">
          <draw:text-box>
            <text:p>CS_o</text:p>
          </draw:text-box>
        </draw:frame>
        <draw:g>
          <draw:line draw:style-name="gr9" draw:text-style-name="P5" draw:layer="layout" svg:x1="4.026cm" svg:y1="10.113cm" svg:x2="4.788cm" svg:y2="10.748cm">
            <text:p/>
          </draw:line>
          <draw:line draw:style-name="gr9" draw:text-style-name="P5" draw:layer="layout" svg:x1="4.026cm" svg:y1="10.113cm" svg:x2="4.026cm" svg:y2="8.843cm">
            <text:p/>
          </draw:line>
          <draw:line draw:style-name="gr9" draw:text-style-name="P5" draw:layer="layout" svg:x1="4.026cm" svg:y1="10.114cm" svg:x2="3.137cm" svg:y2="10.621cm">
            <text:p/>
          </draw:line>
        </draw:g>
        <draw:path draw:style-name="gr20" draw:text-style-name="P5" draw:layer="layout" svg:width="2.786cm" svg:height="5.39cm" draw:transform="rotate (-0.236841179495631) translate (17.5474108637603cm 4.51501180385434cm)" svg:viewBox="0 0 2787 5391" svg:d="M0 10c341-213 3580 2925 2605 5381">
          <text:p/>
        </draw:path>
        <draw:path draw:style-name="gr20" draw:text-style-name="P5" draw:layer="layout" svg:width="5.018cm" svg:height="0.729cm" draw:transform="rotate (-0.236841179495631) translate (9.036cm 4.618cm)" svg:viewBox="0 0 5019 730" svg:d="M5019 226c-123 29-4661 1255-5019-226">
          <text:p/>
        </draw:path>
        <draw:frame draw:style-name="gr24" draw:text-style-name="P4" draw:layer="layout" svg:width="4.202cm" svg:height="0.962cm" svg:x="8.474cm" svg:y="5.953cm">
          <draw:text-box>
            <text:p>mat_qf_to_m</text:p>
          </draw:text-box>
        </draw:frame>
        <draw:frame draw:style-name="gr25" draw:text-style-name="P4" draw:layer="layout" svg:width="4.13cm" svg:height="0.962cm" svg:x="19.504cm" svg:y="6.684cm">
          <draw:text-box>
            <text:p>mat_qf_to_w</text:p>
          </draw:text-box>
        </draw:frame>
        <draw:frame draw:style-name="gr26" draw:text-style-name="P9" draw:layer="layout" svg:width="4.064cm" svg:height="1.673cm" svg:x="11.068cm" svg:y="9.063cm">
          <draw:text-box>
            <text:p text:style-name="P8">mat_c_to_w</text:p>
            <text:p text:style-name="P8">extrinsic</text:p>
          </draw:text-box>
        </draw:frame>
        <draw:g>
          <draw:custom-shape draw:style-name="gr27" draw:text-style-name="P10" draw:layer="layout" svg:width="0.694cm" svg:height="0.616cm" draw:transform="rotate (2.00712863979348) translate (15.755cm 14.4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0.616cm" svg:height="0.383cm" draw:transform="skewX (-0.00261799387799154) rotate (-2.70526034059121) translate (16.022cm 13.51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856cm" svg:height="0.962cm" svg:x="13.376cm" svg:y="14.643cm">
          <draw:text-box>
            <text:p>camera</text:p>
          </draw:text-box>
        </draw:frame>
        <draw:g>
          <draw:line draw:style-name="gr9" draw:text-style-name="P5" draw:layer="layout" svg:x1="13.354cm" svg:y1="12.419cm" svg:x2="14.116cm" svg:y2="13.054cm">
            <text:p/>
          </draw:line>
          <draw:line draw:style-name="gr9" draw:text-style-name="P5" draw:layer="layout" svg:x1="13.354cm" svg:y1="12.419cm" svg:x2="13.354cm" svg:y2="11.149cm">
            <text:p/>
          </draw:line>
          <draw:line draw:style-name="gr9" draw:text-style-name="P5" draw:layer="layout" svg:x1="13.354cm" svg:y1="12.42cm" svg:x2="12.465cm" svg:y2="12.927cm">
            <text:p/>
          </draw:line>
        </draw:g>
        <draw:frame draw:style-name="gr10" draw:text-style-name="P4" draw:layer="layout" svg:width="2.542cm" svg:height="0.962cm" svg:x="12.592cm" svg:y="13.308cm">
          <draw:text-box>
            <text:p>CS_c</text:p>
          </draw:text-box>
        </draw:frame>
        <draw:path draw:style-name="gr20" draw:text-style-name="P5" draw:layer="layout" svg:width="1.813cm" svg:height="1.29cm" draw:transform="rotate (-0.236841179495631) translate (14.2746365337397cm 10.2163610876806cm)" svg:viewBox="0 0 1814 1291" svg:d="M18 1291c-124 30 383-1660 1796-1217">
          <text:p/>
        </draw:path>
        <draw:frame draw:style-name="gr29" draw:text-style-name="P13" draw:layer="layout" svg:width="23.214cm" svg:height="9.659cm" svg:x="0.738cm" svg:y="20.299cm">
          <draw:text-box>
            <text:p text:style-name="P12"><text:span text:style-name="T1">CS_x -&gt; coordinate system of x</text:span></text:p>
            <text:p text:style-name="P12"><text:span text:style-name="T1">mat_a_to_b -&gt; 4x4 transformation matrix to go from CS_a to CS_b</text:span></text:p>
            <text:p text:style-name="P12"><text:span text:style-name="T1"/></text:p>
            <text:p text:style-name="P12"><text:span text:style-name="T1">m is optical marker (centered in one of the spheres, look at the specs)</text:span></text:p>
            <text:p text:style-name="P12"><text:span text:style-name="T1">o is optical tracker (somewhere in the middle of the tracker)</text:span></text:p>
            <text:p text:style-name="P12"><text:span text:style-name="T1">qf is front qr code (in the middle of the qr code)</text:span></text:p>
            <text:p text:style-name="P12"><text:span text:style-name="T1">w is the world CS of the hololens (somewhere in the middle of the glasses)</text:span></text:p>
            <text:p text:style-name="P12"><text:span text:style-name="T1"/></text:p>
            <text:p text:style-name="P12"><text:span text:style-name="T1">c is one camera looking at z direction (could be following the context: pv (rgb camera),</text:span></text:p>
            <text:p text:style-name="P12"><text:span text:style-name="T1"><text:s/></text:span><text:span text:style-name="T1">vl_front_left (grayscale front left camera), vl_front_right (grayscale front right camera)</text:span></text:p>
            <text:p text:style-name="P12"><text:span text:style-name="T1">, ahat (articulated hand tracking depth camera), lt (long throw depth camera)</text:span></text:p>
            <text:p text:style-name="P12"><text:span text:style-name="T1"/></text:p>
            <text:p text:style-name="P12"><text:span text:style-name="T1">CS_i for the 2D image coordinate system of the camera. No transformation matrix but the</text:span></text:p>
            <text:p text:style-name="P12"><text:span text:style-name="T1">look-up-table (LUT) from 2D pixel to 3D position in CS_c (z=1) should be used.</text:span></text:p>
            <text:p text:style-name="P12"><text:span text:style-name="T1">get_lut_projection_pixel() function to get the 3D position in CS_c (z=1) from the 2D pixel in CS_i.</text:span></text:p>
            <text:p text:style-name="P12"><text:span text:style-name="T1">get_lut_pixel_image() function to get the 2D pixel in CS_i from the 3D position in CS_c.</text:span></text:p>
          </draw:text-box>
        </draw:frame>
        <draw:line draw:style-name="gr9" draw:text-style-name="P5" draw:layer="layout" svg:x1="12.795cm" svg:y1="16.921cm" svg:x2="13.684cm" svg:y2="16.921cm">
          <text:p/>
        </draw:line>
        <draw:line draw:style-name="gr9" draw:text-style-name="P5" draw:layer="layout" svg:x1="12.795cm" svg:y1="16.921cm" svg:x2="12.795cm" svg:y2="18.064cm">
          <text:p/>
        </draw:line>
        <draw:custom-shape draw:style-name="gr30" draw:text-style-name="P11" draw:layer="layout" svg:width="2.413cm" svg:height="1.905cm" svg:x="12.795cm" svg:y="16.921cm">
          <text:p/>
          <draw:enhanced-geometry svg:viewBox="0 0 21600 21600" draw:type="rectangle" draw:enhanced-path="M 0 0 L 21600 0 21600 21600 0 21600 0 0 Z N"/>
        </draw:custom-shape>
        <draw:path draw:style-name="gr20" draw:text-style-name="P5" draw:layer="layout" svg:width="0.876cm" svg:height="2.898cm" draw:transform="rotate (-0.236841179495631) translate (12.1224395250408cm 13.7240405490978cm)" svg:viewBox="0 0 877 2899" svg:d="M439 0c-341 213-971 1933 438 2899">
          <text:p/>
        </draw:path>
        <draw:frame draw:style-name="gr31" draw:text-style-name="P4" draw:layer="layout" svg:width="2.032cm" svg:height="0.962cm" svg:x="10.39cm" svg:y="16.875cm">
          <draw:text-box>
            <text:p>CS_i</text:p>
          </draw:text-box>
        </draw:frame>
        <draw:frame draw:style-name="gr14" draw:text-style-name="P4" draw:layer="layout" svg:width="2.856cm" svg:height="0.962cm" svg:x="13.122cm" svg:y="19.034cm">
          <draw:text-box>
            <text:p>image</text:p>
          </draw:text-box>
        </draw:frame>
      </draw:page>
      <draw:page draw:name="page2" draw:style-name="dp1" draw:master-page-name="Default">
        <draw:frame draw:style-name="gr32" draw:text-style-name="P4" draw:layer="layout" svg:width="1cm" svg:height="0.962cm" svg:x="5.548cm" svg:y="17.408cm">
          <draw:text-box>
            <text:p>x</text:p>
          </draw:text-box>
        </draw:frame>
        <draw:line draw:style-name="gr33" draw:text-style-name="P14" draw:layer="layout" svg:x1="0.739cm" svg:y1="8.207cm" svg:x2="4.295cm" svg:y2="17.351cm">
          <text:p/>
        </draw:line>
        <draw:line draw:style-name="gr33" draw:text-style-name="P14" draw:layer="layout" svg:x1="8.232cm" svg:y1="8.207cm" svg:x2="4.295cm" svg:y2="17.351cm">
          <text:p/>
        </draw:line>
        <draw:line draw:style-name="gr33" draw:text-style-name="P14" draw:layer="layout" svg:x1="2.771cm" svg:y1="13.414cm" svg:x2="5.992cm" svg:y2="13.409cm">
          <text:p/>
        </draw:line>
        <draw:line draw:style-name="gr34" draw:text-style-name="P14" draw:layer="layout" svg:x1="4.294cm" svg:y1="17.349cm" svg:x2="5.544cm" svg:y2="17.349cm">
          <text:p/>
        </draw:line>
        <draw:line draw:style-name="gr35" draw:text-style-name="P14" draw:layer="layout" svg:x1="4.294cm" svg:y1="17.349cm" svg:x2="4.294cm" svg:y2="16.099cm">
          <text:p/>
        </draw:line>
        <draw:frame draw:style-name="gr36" draw:text-style-name="P4" draw:layer="layout" svg:width="1.011cm" svg:height="0.962cm" svg:x="3.537cm" svg:y="15.408cm">
          <draw:text-box>
            <text:p>z</text:p>
          </draw:text-box>
        </draw:frame>
        <draw:frame draw:style-name="gr32" draw:text-style-name="P4" draw:layer="layout" svg:width="1cm" svg:height="0.962cm" svg:x="4.007cm" svg:y="12.256cm">
          <draw:text-box>
            <text:p>P</text:p>
          </draw:text-box>
        </draw:frame>
        <draw:frame draw:style-name="gr32" draw:text-style-name="P4" draw:layer="layout" svg:width="1cm" svg:height="0.962cm" svg:x="3.298cm" svg:y="17.658cm">
          <draw:text-box>
            <text:p>O</text:p>
          </draw:text-box>
        </draw:frame>
        <draw:custom-shape draw:style-name="gr37" draw:text-style-name="P1" draw:layer="layout" svg:width="0.107cm" svg:height="0.108cm" svg:x="4.888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4" draw:layer="layout" svg:x1="5.521cm" svg:y1="9.884cm" svg:x2="4.294cm" svg:y2="17.346cm">
          <text:p/>
        </draw:line>
        <draw:frame draw:style-name="gr38" draw:text-style-name="P4" draw:layer="layout" svg:width="14.146cm" svg:height="12.338cm" svg:x="8.97cm" svg:y="8.093cm">
          <draw:text-box>
            <text:p>P = [P_x,P_y,1] 3D point in CS_c (O is center)</text:p>
            <text:p>P2 = [P_x, P_y, P_z] possible real 3D position</text:p>
            <text:p/>
            <text:p text:style-name="P15">P2 = O + t.OP</text:p>
            <text:p text:style-name="P15"><text:s text:c="3"/></text:p>
            <text:p text:style-name="P15">Unprojection</text:p>
            <text:p text:style-name="P15">P2_x = 0 + t.(P_x - 0) = t.P_x</text:p>
            <text:p text:style-name="P15"><text:span text:style-name="T2">P2_y</text:span> = 0 + t.(P_y - 0) = t.P_y</text:p>
            <text:p text:style-name="P15">P2_z = 0 + t.(P_z - 0) = t.P_z = t</text:p>
            <text:p text:style-name="P15"/>
            <text:p text:style-name="P15">Projection</text:p>
            <text:p text:style-name="P15"><text:span text:style-name="T2">P_x = P2_x/t</text:span></text:p>
            <text:p text:style-name="P15"><text:span text:style-name="T2">P_y = P2_y/t</text:span></text:p>
            <text:p text:style-name="P15"><text:span text:style-name="T2">P_z = P2_z/t</text:span> = 1 → t = P2_z</text:p>
            <text:p text:style-name="P15"><text:span text:style-name="T2"><text:tab/></text:span><text:span text:style-name="T2">→ </text:span><text:span text:style-name="T2">P_x = P2_x/P2_z</text:span></text:p>
            <text:p text:style-name="P15"><text:tab/>→ P_y = P2_y/P2_z</text:p>
            <text:p text:style-name="P15"/>
          </draw:text-box>
        </draw:frame>
        <draw:line draw:style-name="gr34" draw:text-style-name="P14" draw:layer="layout" svg:x1="12.268cm" svg:y1="10.229cm" svg:x2="13.22cm" svg:y2="10.227cm">
          <text:p/>
        </draw:line>
        <draw:frame draw:style-name="gr39" draw:text-style-name="P4" draw:layer="layout" svg:width="1.277cm" svg:height="0.962cm" svg:x="4.168cm" svg:y="9.771cm">
          <draw:text-box>
            <text:p>P2</text:p>
          </draw:text-box>
        </draw:frame>
        <draw:custom-shape draw:style-name="gr37" draw:text-style-name="P1" draw:layer="layout" svg:width="0.107cm" svg:height="0.108cm" svg:x="5.355cm" svg:y="10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7.682cm" svg:height="0.962cm" svg:x="8.366cm" svg:y="3.159cm">
          <draw:text-box>
            <text:p>projection vs unprojection</text:p>
          </draw:text-box>
        </draw:frame>
      </draw:page>
      <draw:page draw:name="page3" draw:style-name="dp1" draw:master-page-name="Default">
        <draw:frame draw:style-name="gr32" draw:text-style-name="P4" draw:layer="layout" svg:width="1cm" svg:height="0.962cm" svg:x="7.248cm" svg:y="17.908cm">
          <draw:text-box>
            <text:p>x</text:p>
          </draw:text-box>
        </draw:frame>
        <draw:line draw:style-name="gr33" draw:text-style-name="P14" draw:layer="layout" svg:x1="2.439cm" svg:y1="8.707cm" svg:x2="5.995cm" svg:y2="17.851cm">
          <text:p/>
        </draw:line>
        <draw:line draw:style-name="gr33" draw:text-style-name="P14" draw:layer="layout" svg:x1="9.932cm" svg:y1="8.707cm" svg:x2="5.995cm" svg:y2="17.851cm">
          <text:p/>
        </draw:line>
        <draw:line draw:style-name="gr33" draw:text-style-name="P14" draw:layer="layout" svg:x1="4.471cm" svg:y1="13.914cm" svg:x2="7.692cm" svg:y2="13.909cm">
          <text:p/>
        </draw:line>
        <draw:line draw:style-name="gr34" draw:text-style-name="P14" draw:layer="layout" svg:x1="5.994cm" svg:y1="17.849cm" svg:x2="7.244cm" svg:y2="17.849cm">
          <text:p/>
        </draw:line>
        <draw:line draw:style-name="gr35" draw:text-style-name="P14" draw:layer="layout" svg:x1="5.994cm" svg:y1="17.849cm" svg:x2="5.994cm" svg:y2="16.599cm">
          <text:p/>
        </draw:line>
        <draw:frame draw:style-name="gr36" draw:text-style-name="P4" draw:layer="layout" svg:width="1.011cm" svg:height="0.962cm" svg:x="5.237cm" svg:y="15.908cm">
          <draw:text-box>
            <text:p>z</text:p>
          </draw:text-box>
        </draw:frame>
        <draw:frame draw:style-name="gr32" draw:text-style-name="P4" draw:layer="layout" svg:width="1cm" svg:height="0.962cm" svg:x="5.707cm" svg:y="12.756cm">
          <draw:text-box>
            <text:p>P</text:p>
          </draw:text-box>
        </draw:frame>
        <draw:frame draw:style-name="gr32" draw:text-style-name="P4" draw:layer="layout" svg:width="1cm" svg:height="0.962cm" svg:x="4.998cm" svg:y="18.158cm">
          <draw:text-box>
            <text:p>O</text:p>
          </draw:text-box>
        </draw:frame>
        <draw:custom-shape draw:style-name="gr37" draw:text-style-name="P1" draw:layer="layout" svg:width="0.107cm" svg:height="0.108cm" svg:x="6.588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4" draw:layer="layout" svg:x1="7.221cm" svg:y1="10.384cm" svg:x2="5.994cm" svg:y2="17.846cm">
          <text:p/>
        </draw:line>
        <draw:frame draw:style-name="gr40" draw:text-style-name="P4" draw:layer="layout" svg:width="10.387cm" svg:height="4.517cm" svg:x="10.581cm" svg:y="12.326cm">
          <draw:text-box>
            <text:p>P = [x,y,1]</text:p>
            <text:p>d depth (in mm)</text:p>
            <text:p/>
            <text:p>P2 = [d.x, d.y, d]</text:p>
            <text:p>or ? </text:p>
            <text:p><text:span text:style-name="T2">P2 = [d.x/||OP||, d.y/||OP||, </text:span>d/||OP||]</text:p>
          </draw:text-box>
        </draw:frame>
        <draw:line draw:style-name="gr34" draw:text-style-name="P14" draw:layer="layout" svg:x1="13.842cm" svg:y1="15.921cm" svg:x2="14.794cm" svg:y2="15.919cm">
          <text:p/>
        </draw:line>
        <draw:line draw:style-name="gr34" draw:text-style-name="P14" draw:layer="layout" svg:x1="16.842cm" svg:y1="15.921cm" svg:x2="17.794cm" svg:y2="15.919cm">
          <text:p/>
        </draw:line>
        <draw:line draw:style-name="gr34" draw:text-style-name="P14" draw:layer="layout" svg:x1="19.342cm" svg:y1="15.921cm" svg:x2="20.294cm" svg:y2="15.919cm">
          <text:p/>
        </draw:line>
        <draw:frame draw:style-name="gr18" draw:text-style-name="P4" draw:layer="layout" svg:width="4.481cm" svg:height="0.962cm" svg:x="9.509cm" svg:y="3.467cm">
          <draw:text-box>
            <text:p>depth senso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15:02:41.050000000</meta:creation-date>
    <meta:generator>LibreOffice/7.0.4.2$Windows_X86_64 LibreOffice_project/dcf040e67528d9187c66b2379df5ea4407429775</meta:generator>
    <dc:date>2022-04-27T16:27:07.211000000</dc:date>
    <meta:editing-duration>PT3H9M57S</meta:editing-duration>
    <meta:editing-cycles>36</meta:editing-cycles>
    <meta:document-statistic meta:object-count="106"/>
  </office:meta>
</office:document-meta>
</file>